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1f5534" officeooo:paragraph-rsid="001f5534"/>
    </style:style>
    <style:style style:name="P2" style:family="paragraph" style:parent-style-name="Standard">
      <style:text-properties style:font-name="Arial" officeooo:rsid="002143bc" officeooo:paragraph-rsid="002143bc"/>
    </style:style>
    <style:style style:name="P3" style:family="paragraph" style:parent-style-name="Standard">
      <style:text-properties style:font-name="Arial" fo:font-size="18pt" fo:font-weight="bold" officeooo:rsid="001f5534" officeooo:paragraph-rsid="001f5534" style:font-size-asian="18pt" style:font-weight-asian="bold" style:font-size-complex="18pt" style:font-weight-complex="bold"/>
    </style:style>
    <style:style style:name="P4" style:family="paragraph" style:parent-style-name="Standard">
      <style:text-properties style:font-name="Arial" fo:font-size="14pt" fo:font-weight="bold" officeooo:rsid="001f5534" officeooo:paragraph-rsid="001f5534" style:font-size-asian="14pt" style:font-weight-asian="bold" style:font-size-complex="14pt" style:font-weight-complex="bold"/>
    </style:style>
    <style:style style:name="P5" style:family="paragraph" style:parent-style-name="Standard">
      <style:text-properties style:font-name="Arial" fo:font-size="14pt" fo:font-weight="bold" officeooo:rsid="002143bc" officeooo:paragraph-rsid="002143bc" style:font-size-asian="14pt" style:font-weight-asian="bold" style:font-size-complex="14pt" style:font-weight-complex="bold"/>
    </style:style>
    <style:style style:name="P6" style:family="paragraph" style:parent-style-name="Standard">
      <style:text-properties style:font-name="Arial" fo:font-size="14pt" fo:font-weight="bold" officeooo:rsid="001f5534" officeooo:paragraph-rsid="001f5534" style:font-size-asian="14pt" style:font-weight-asian="bold" style:font-size-complex="14pt" style:font-weight-complex="bold"/>
    </style:style>
    <style:style style:name="P7" style:family="paragraph" style:parent-style-name="Standard">
      <style:text-properties style:font-name="Arial" officeooo:rsid="0021466b" officeooo:paragraph-rsid="0023a124"/>
    </style:style>
    <style:style style:name="T1" style:family="text">
      <style:text-properties officeooo:rsid="0021466b"/>
    </style:style>
    <style:style style:name="T2" style:family="text">
      <style:text-properties officeooo:rsid="0021809a"/>
    </style:style>
    <style:style style:name="T3" style:family="text">
      <style:text-properties fo:font-weight="bold" officeooo:rsid="0021809a" style:font-weight-asian="bold" style:font-weight-complex="bold"/>
    </style:style>
    <style:style style:name="T4" style:family="text">
      <style:text-properties fo:font-weight="bold" officeooo:rsid="0023a124" style:font-weight-asian="bold" style:font-weight-complex="bold"/>
    </style:style>
    <style:style style:name="T5" style:family="text">
      <style:text-properties fo:font-weight="normal" officeooo:rsid="0023a124"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dit distance</text:p>
      <text:p text:style-name="P1"/>
      <text:p text:style-name="P4">Description</text:p>
      <text:p text:style-name="P1">Given two strings A and B the levenstein (edit distance) is the minimum cost of transforming one of the strings to the other one using the following operations:</text:p>
      <text:p text:style-name="P1">- add character at index i</text:p>
      <text:p text:style-name="P1">- remove character at index i</text:p>
      <text:p text:style-name="P1">- replace character at index i</text:p>
      <text:p text:style-name="P1">Generally, all of the operations have cost 1 in the original levenstein distance computation.</text:p>
      <text:p text:style-name="P1"/>
      <text:p text:style-name="P5">Solution</text:p>
      <text:p text:style-name="P2">The solution uses a dynamic programming approach keeping a matrix dp[][] where dp[a][b] keeps the minimum distance between A[0...a] and B[0...b]. </text:p>
      <text:p text:style-name="P2"/>
      <text:p text:style-name="P2">We updated dp[i][j] following the recurrence:</text:p>
      <text:p text:style-name="P2"/>
      <text:p text:style-name="P2">dp[i][j] = min(dp[i-1][j-1] + change cost, dp[i-1][j] + add cost, dp[i][j-1] + delete cost)</text:p>
      <text:p text:style-name="P1"/>
      <text:p text:style-name="P4">Complexity</text:p>
      <text:p text:style-name="P2">If the string A and B have length n and m, then the time complexity is O(n*m). Usually, the space complexity is also O(n*m), however we could do optimization on that since <text:span text:style-name="T1">we just have to keep the last two rows. Therefore, only the space complexity could be 2 max (n,m).</text:span></text:p>
      <text:p text:style-name="P1"/>
      <text:p text:style-name="P4">Application</text:p>
      <text:p text:style-name="P7">The edit distance is useful <text:span text:style-name="T2">in cases of natural language processing, bioinformatics, etc. </text:span></text:p>
      <text:p text:style-name="P7"><text:span text:style-name="T2">For example, let us say that you are recognizing words in a text using some optical character recognition algorithms (either by finding key parts of the image or machine learning or whatever). Usually, there might be some mistake. For example, our OCR approach may not be very good with differentiate the characters G and C. We have a word <text:s/>in the text </text:span><text:span text:style-name="T3">cognitive</text:span><text:span text:style-name="T2"> in the text. However, it is recognized as </text:span><text:span text:style-name="T3">gocgnitive</text:span><text:span text:style-name="T2"> for some reason. We have stored the word </text:span><text:span text:style-name="T3">cognitive </text:span><text:span text:style-name="T5">in a dictionary (database). We see that the edit distance is 2, we assume that it is close enough and that the </text:span><text:span text:style-name="T4">gocnitive</text:span><text:span text:style-name="T5"> is actually </text:span><text:span text:style-name="T4">cognitive</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7T09:52:25.792508614</meta:creation-date>
    <dc:date>2014-06-26T02:40:22.194147377</dc:date>
    <meta:editing-duration>P1DT20M18S</meta:editing-duration>
    <meta:editing-cycles>4</meta:editing-cycles>
    <meta:generator>LibreOffice/4.2.4.2$Linux_X86_64 LibreOffice_project/420m0$Build-2</meta:generator>
    <meta:document-statistic meta:table-count="0" meta:image-count="0" meta:object-count="0" meta:page-count="1" meta:paragraph-count="16" meta:word-count="278" meta:character-count="1643" meta:non-whitespace-character-count="1378"/>
  </office:meta>
</office:document-meta>
</file>